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Binding.getOpe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inding.Abstract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inding.create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Binding.getOperation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inding.addOperation( T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inding.getInterceptorChain( Phase ph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Binding.createMessage( Message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Binding.setLocation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inding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